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1cm" style:rel-column-width="10831*"/>
    </style:style>
    <style:style style:name="Table1.B" style:family="table-column">
      <style:table-column-properties style:column-width="3.441cm" style:rel-column-width="13266*"/>
    </style:style>
    <style:style style:name="Table1.C" style:family="table-column">
      <style:table-column-properties style:column-width="1.625cm" style:rel-column-width="6262*"/>
    </style:style>
    <style:style style:name="Table1.D" style:family="table-column">
      <style:table-column-properties style:column-width="9.125cm" style:rel-column-width="351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e1.C4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1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ffice Converting Issues</text:h>
      <text:p text:style-name="Text_20_body"/>
      <text:p text:style-name="Text_20_body">Test run: 30 May 2011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Input File</text:p>
          </table:table-cell>
          <table:table-cell table:style-name="Table1.A1" office:value-type="string">
            <text:p text:style-name="P1">Convert To</text:p>
          </table:table-cell>
          <table:table-cell table:style-name="Table1.A1" office:value-type="string">
            <text:p text:style-name="P1">Results</text:p>
          </table:table-cell>
          <table:table-cell table:style-name="Table1.D1" office:value-type="string">
            <text:p text:style-name="P1">Comments</text:p>
          </table:table-cell>
        </table:table-row>
        <table:table-row>
          <table:table-cell table:style-name="Table1.A2" table:number-rows-spanned="5" office:value-type="string">
            <text:p text:style-name="Table_20_Contents">DPR Reference Specification.ODT</text:p>
          </table:table-cell>
          <table:table-cell table:style-name="Table1.A2" office:value-type="string">
            <text:p text:style-name="Table_20_Contents">Doc (Word XP)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2000606061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Docx (Word 2007)</text:p>
          </table:table-cell>
          <table:table-cell table:style-name="Table1.C3" office:value-type="string">
            <text:p text:style-name="Table_20_Contents">Partial</text:p>
          </table:table-cell>
          <table:table-cell table:style-name="Table1.D2" office:value-type="string">
            <text:list xml:id="list1310821015" text:continue-numbering="true" text:style-name="L1">
              <text:list-item>
                <text:p text:style-name="P2">Looks terrible</text:p>
              </text:list-item>
              <text:list-item>
                <text:p text:style-name="P2">Margins wrong</text:p>
              </text:list-item>
              <text:list-item>
                <text:p text:style-name="P2">Most of text missing from document</text:p>
              </text:list-item>
              <text:list-item>
                <text:p text:style-name="P3">Looks terrible when conversion performed <text:s/>directly within OOo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Xml (Word 2003)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637960009" text:continue-numbering="true" text:style-name="L1">
              <text:list-item>
                <text:p text:style-name="P3">Fails to convert when performed directly within OOo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3" office:value-type="string">
            <text:p text:style-name="Table_20_Contents">Partial</text:p>
          </table:table-cell>
          <table:table-cell table:style-name="Table1.D2" office:value-type="string">
            <text:list xml:id="list1058026936" text:continue-numbering="true" text:style-name="L1">
              <text:list-item>
                <text:p text:style-name="P2">Looks ok, but some errors</text:p>
              </text:list-item>
              <text:list-item>
                <text:p text:style-name="P2">Bullet points replaced with letter q (This has been confirmed to be a LibreOffice issue)</text:p>
              </text:list-item>
              <text:list-item>
                <text:p text:style-name="P2"><text:span text:style-name="T1">Direct conversion in OOo has the same bullet point (q) issue</text:span></text:p>
              </text:list-item>
              <text:list-item>
                <text:p text:style-name="P2"><text:span text:style-name="T1">Bullet Point issue is LibreOffice related, it works fine in OpenOffice</text:span>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36880350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table-cell table:style-name="Table1.A2" table:number-rows-spanned="6" office:value-type="string">
            <text:p text:style-name="Table_20_Contents">Salt ass. Graph.docx (I have added simple text and lists to the document supplied by AC)</text:p>
          </table:table-cell>
          <table:table-cell table:style-name="Table1.A2" office:value-type="string">
            <text:p text:style-name="Table_20_Contents">odt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084173559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752412222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Xml (Word 2003)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122550762" text:continue-numbering="true" text:style-name="L1">
              <text:list-item>
                <text:p text:style-name="P2">Produces XML</text:p>
              </text:list-item>
              <text:list-item>
                <text:p text:style-name="P2">Not sure if it is valid Word 2003 XML</text:p>
              </text:list-item>
              <text:list-item>
                <text:p text:style-name="P2">Displays OK when forced to open in OOo, however the formatting is go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Docx (Word 2007)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80988292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doc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679742493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3" office:value-type="string">
            <text:p text:style-name="Table_20_Contents">Partial</text:p>
          </table:table-cell>
          <table:table-cell table:style-name="Table1.D2" office:value-type="string">
            <text:list xml:id="list1287590340" text:continue-numbering="true" text:style-name="L1">
              <text:list-item>
                <text:p text:style-name="P2">Looks fine</text:p>
              </text:list-item>
              <text:list-item>
                <text:p text:style-name="P2">No fields present in original document that would show the errors present in the above PDF conversion, but errors expected to still be present</text:p>
              </text:list-item>
            </text:list>
          </table:table-cell>
        </table:table-row>
        <table:table-row>
          <table:table-cell table:style-name="Table1.A2" table:number-rows-spanned="5" office:value-type="string">
            <text:p text:style-name="Table_20_Contents">Book1.ods</text:p>
          </table:table-cell>
          <table:table-cell table:style-name="Table1.A2" office:value-type="string">
            <text:p text:style-name="Table_20_Contents">ods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191275207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351076426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Xml (Excel 2003)</text:p>
          </table:table-cell>
          <table:table-cell table:style-name="Table1.C3" office:value-type="string">
            <text:p text:style-name="Table_20_Contents">Partial</text:p>
          </table:table-cell>
          <table:table-cell table:style-name="Table1.D2" office:value-type="string">
            <text:list xml:id="list1298208037" text:continue-numbering="true" text:style-name="L1">
              <text:list-item>
                <text:p text:style-name="P2">Produces XML</text:p>
              </text:list-item>
              <text:list-item>
                <text:p text:style-name="P2">Not sure if it is valid Word 2003 XML</text:p>
              </text:list-item>
              <text:list-item>
                <text:p text:style-name="P2">Displays OK when forced to open in OOo, however SUM function not correct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Xlsx (Excel 2007)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1335202604" text:continue-numbering="true" text:style-name="L1">
              <text:list-item>
                <text:p text:style-name="P3">Works fine when conversion performed directly within OOo.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2146853266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table-cell table:style-name="Table1.A2" table:number-rows-spanned="5" office:value-type="string">
            <text:p text:style-name="Table_20_Contents">Graffiti.ppt</text:p>
          </table:table-cell>
          <table:table-cell table:style-name="Table1.A2" office:value-type="string">
            <text:p text:style-name="Table_20_Contents">odp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409906971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777605153" text:continue-numbering="true" text:style-name="L1">
              <text:list-item>
                <text:p text:style-name="P2">Failed to produce a file</text:p>
              </text:list-item>
              <text:list-item>
                <text:p text:style-name="P3">HTML not an option directly in OOo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ptx (PowerPoint 2007)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1517333198" text:continue-numbering="true" text:style-name="L1">
              <text:list-item>
                <text:p text:style-name="P2">Failed to produce a file</text:p>
              </text:list-item>
              <text:list-item>
                <text:p text:style-name="P3">Direct conversion within OOo fails with OOo crashing and closing. 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pt (PowerPoint XP)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35412149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875346867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table-cell table:style-name="Table1.A2" table:number-rows-spanned="5" office:value-type="string">
            <text:p text:style-name="Table_20_Contents">Graffiti2.odp (Created from graffiti.ppt)</text:p>
          </table:table-cell>
          <table:table-cell table:style-name="Table1.A2" office:value-type="string">
            <text:p text:style-name="Table_20_Contents">Odp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97827433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913712479" text:continue-numbering="true" text:style-name="L1">
              <text:list-item>
                <text:p text:style-name="P2">Failed to produce a file</text:p>
              </text:list-item>
              <text:list-item>
                <text:p text:style-name="P3">HTML not an option directly in OOo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ptx (PowerPoint 2007)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917669460" text:continue-numbering="true" text:style-name="L1">
              <text:list-item>
                <text:p text:style-name="P2">Failed to produce a file</text:p>
              </text:list-item>
              <text:list-item>
                <text:p text:style-name="P3">Direct conversion within OOo fails with OOo crashing and closing. 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pt (PowerPoint XP)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90784272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12777685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table-cell table:style-name="Table1.A2" table:number-rows-spanned="3" office:value-type="string">
            <text:p text:style-name="Table_20_Contents">Diagram 3_6_3.odg</text:p>
          </table:table-cell>
          <table:table-cell table:style-name="Table1.A2" office:value-type="string">
            <text:p text:style-name="Table_20_Contents">Odg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1177450442" text:continue-numbering="true" text:style-name="L1">
              <text:list-item>
                <text:p text:style-name="P2">Looks fine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Html</text:p>
          </table:table-cell>
          <table:table-cell table:style-name="Table1.C4" office:value-type="string">
            <text:p text:style-name="Table_20_Contents">Fail</text:p>
          </table:table-cell>
          <table:table-cell table:style-name="Table1.D2" office:value-type="string">
            <text:list xml:id="list1144380465" text:continue-numbering="true" text:style-name="L1">
              <text:list-item>
                <text:p text:style-name="P2">Failed to produce a file</text:p>
              </text:list-item>
              <text:list-item>
                <text:p text:style-name="P3">HTML not an option directly in OOo</text:p>
              </text:list-item>
            </text:list>
          </table:table-cell>
        </table:table-row>
        <table:table-row>
          <table:covered-table-cell/>
          <table:table-cell table:style-name="Table1.A2" office:value-type="string">
            <text:p text:style-name="Table_20_Contents">Pdf</text:p>
          </table:table-cell>
          <table:table-cell table:style-name="Table1.C2" office:value-type="string">
            <text:p text:style-name="Table_20_Contents">Success</text:p>
          </table:table-cell>
          <table:table-cell table:style-name="Table1.D2" office:value-type="string">
            <text:list xml:id="list292786842" text:continue-numbering="true" text:style-name="L1">
              <text:list-item>
                <text:p text:style-name="P2">Looks fine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0T16:38:20</meta:creation-date>
    <dc:date>2011-06-27T12:31:56</dc:date>
    <meta:editing-duration>PT5H30M25S</meta:editing-duration>
    <meta:editing-cycles>6</meta:editing-cycles>
    <meta:generator>LibreOffice/3.3$Unix LibreOffice_project/330m19$Build-301</meta:generator>
    <meta:document-statistic meta:table-count="1" meta:image-count="0" meta:object-count="0" meta:page-count="2" meta:paragraph-count="115" meta:word-count="416" meta:character-count="2144"/>
  </office:meta>
</office:document-meta>
</file>